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8.005cm" fo:min-width="9.66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82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2.5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1-title">
      <style:graphic-properties draw:auto-grow-height="true" fo:min-height="3cm"/>
      <style:paragraph-properties style:writing-mode="lr-tb"/>
    </style:style>
    <style:style style:name="pr7" style:family="presentation" style:parent-style-name="Focus1-outline1">
      <style:graphic-properties fo:min-height="11.929cm"/>
      <style:paragraph-properties style:writing-mode="lr-tb"/>
    </style:style>
    <style:style style:name="pr8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3cm" svg:y="5.308cm" presentation:class="subtitle" presentation:user-transformed="true">
          <draw:text-box>
            <text:p text:style-name="P1"><text:span text:style-name="T1">print(“hello, world”)</text:span></text:p>
          </draw:text-box>
        </draw:frame>
        <draw:frame presentation:style-name="pr2" draw:layer="layout" svg:width="11.221cm" svg:height="2.82cm" svg:x="1.399cm" svg:y="0.531cm" presentation:class="title" presentation:user-transformed="true">
          <draw:text-box>
            <text:p>PRAS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0.999cm" presentation:class="title">
          <draw:text-box>
            <text:p>hello</text:p>
          </draw:text-box>
        </draw:frame>
        <draw:custom-shape draw:style-name="gr2" draw:text-style-name="P4" draw:layer="layout" svg:width="10.16cm" svg:height="8.255cm" svg:x="8.89cm" svg:y="3.81cm">
          <text:p text:style-name="P4">Hello, world!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6" draw:layer="layout" svg:width="12cm" svg:height="3cm" svg:x="8cm" svg:y="2.499cm" presentation:class="title">
          <draw:text-box>
            <text:p>_start</text:p>
          </draw:text-box>
        </draw:frame>
        <draw:frame presentation:style-name="pr7" draw:layer="layout" svg:width="12cm" svg:height="7cm" svg:x="8cm" svg:y="5.999cm" presentation:class="outline" presentation:user-transformed="true">
          <draw:text-box>
            <text:list text:style-name="L2">
              <text:list-item>
                <text:p>Mov rax, 1</text:p>
              </text:list-item>
              <text:list-item>
                <text:p>Mov rdi, 1</text:p>
              </text:list-item>
              <text:list-item>
                <text:p>Mov rsi, hello</text:p>
              </text:list-item>
              <text:list-item>
                <text:p>Mov rdx, 13</text:p>
              </text:list-item>
              <text:list-item>
                <text:p>sysca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1" presentation:presentation-page-layout-name="AL2T1">
        <office:forms form:automatic-focus="false" form:apply-design-mode="false"/>
        <draw:frame presentation:style-name="pr6" draw:layer="layout" svg:width="12cm" svg:height="3cm" svg:x="8cm" svg:y="2.499cm" presentation:class="title">
          <draw:text-box>
            <text:p>_start</text:p>
          </draw:text-box>
        </draw:frame>
        <draw:frame presentation:style-name="pr7" draw:layer="layout" svg:width="12cm" svg:height="7cm" svg:x="8cm" svg:y="5.999cm" presentation:class="outline">
          <draw:text-box>
            <text:list text:style-name="L2">
              <text:list-item>
                <text:p>Mov rax, 60</text:p>
              </text:list-item>
              <text:list-item>
                <text:p>Mov rdi, 0</text:p>
              </text:list-item>
              <text:list-item>
                <text:p>syscall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8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3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8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4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paragraph-properties fo:margin-left="0cm" fo:margin-right="0cm" fo:margin-top="0cm" fo:margin-bottom="0.131cm" fo:text-indent="0cm"/>
      <style:text-properties fo:font-size="6pt" style:font-size-asian="6pt" style:font-size-complex="6pt"/>
    </style:style>
    <style:style style:name="Focus-outline7" style:family="presentation" style:parent-style-name="Focus-outline6">
      <style:paragraph-properties fo:margin-left="0cm" fo:margin-right="0cm" fo:margin-top="0cm" fo:margin-bottom="0.234cm" fo:text-indent="0cm"/>
      <style:text-properties fo:font-size="10.6000003814697pt"/>
    </style:style>
    <style:style style:name="Focus-outline8" style:family="presentation" style:parent-style-name="Focus-outline7">
      <style:paragraph-properties fo:margin-left="0cm" fo:margin-right="0cm" fo:margin-top="0cm" fo:margin-bottom="0.415cm" fo:text-indent="0cm"/>
      <style:text-properties fo:font-size="18.8999996185303pt"/>
    </style:style>
    <style:style style:name="Focus-outline9" style:family="presentation" style:parent-style-name="Focus-outline8">
      <style:paragraph-properties fo:margin-left="0cm" fo:margin-right="0cm" fo:margin-top="0cm" fo:margin-bottom="0.739cm" fo:text-indent="0cm"/>
      <style:text-properties fo:font-size="33.5999984741211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8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3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8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3cm" fo:text-indent="0cm"/>
      <style:text-properties fo:font-size="17.7000007629395pt"/>
    </style:style>
    <style:style style:name="Focus1-outline6" style:family="presentation" style:parent-style-name="Focus1-outline5">
      <style:paragraph-properties fo:margin-left="0cm" fo:margin-right="0cm" fo:margin-top="0cm" fo:margin-bottom="0.13cm" fo:text-indent="0cm"/>
      <style:text-properties fo:font-size="31.5pt"/>
    </style:style>
    <style:style style:name="Focus1-outline7" style:family="presentation" style:parent-style-name="Focus1-outline6">
      <style:paragraph-properties fo:margin-left="0cm" fo:margin-right="0cm" fo:margin-top="0cm" fo:margin-bottom="0.231cm" fo:text-indent="0cm"/>
      <style:text-properties fo:font-size="56.0999984741211pt"/>
    </style:style>
    <style:style style:name="Focus1-outline8" style:family="presentation" style:parent-style-name="Focus1-outline7">
      <style:paragraph-properties fo:margin-left="0cm" fo:margin-right="0cm" fo:margin-top="0cm" fo:margin-bottom="0.411cm" fo:text-indent="0cm"/>
      <style:text-properties fo:font-size="99.8000030517578pt"/>
    </style:style>
    <style:style style:name="Focus1-outline9" style:family="presentation" style:parent-style-name="Focus1-outline8">
      <style:paragraph-properties fo:margin-left="0cm" fo:margin-right="0cm" fo:margin-top="0cm" fo:margin-bottom="0.731cm" fo:text-indent="0cm"/>
      <style:text-properties fo:font-size="177.300003051758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8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3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49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4cm" fo:text-indent="0cm"/>
      <style:text-properties fo:font-size="9pt" style:font-size-asian="9pt" style:font-size-complex="9pt"/>
    </style:style>
    <style:style style:name="Focus2-outline6" style:family="presentation" style:parent-style-name="Focus2-outline5">
      <style:paragraph-properties fo:margin-left="0cm" fo:margin-right="0cm" fo:margin-top="0cm" fo:margin-bottom="0.132cm" fo:text-indent="0cm"/>
      <style:text-properties fo:font-size="16pt"/>
    </style:style>
    <style:style style:name="Focus2-outline7" style:family="presentation" style:parent-style-name="Focus2-outline6">
      <style:paragraph-properties fo:margin-left="0cm" fo:margin-right="0cm" fo:margin-top="0cm" fo:margin-bottom="0.235cm" fo:text-indent="0cm"/>
      <style:text-properties fo:font-size="28.3999996185303pt"/>
    </style:style>
    <style:style style:name="Focus2-outline8" style:family="presentation" style:parent-style-name="Focus2-outline7">
      <style:paragraph-properties fo:margin-left="0cm" fo:margin-right="0cm" fo:margin-top="0cm" fo:margin-bottom="0.418cm" fo:text-indent="0cm"/>
      <style:text-properties fo:font-size="50.5pt"/>
    </style:style>
    <style:style style:name="Focus2-outline9" style:family="presentation" style:parent-style-name="Focus2-outline8">
      <style:paragraph-properties fo:margin-left="0cm" fo:margin-right="0cm" fo:margin-top="0cm" fo:margin-bottom="0.743cm" fo:text-indent="0cm"/>
      <style:text-properties fo:font-size="89.9000015258789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4cm" fo:text-indent="0cm"/>
      <style:text-properties fo:font-size="26.6000003814697pt"/>
    </style:style>
    <style:style style:name="Focus3-outline6" style:family="presentation" style:parent-style-name="Focus3-outline5">
      <style:paragraph-properties fo:margin-left="0cm" fo:margin-right="0cm" fo:margin-top="0cm" fo:margin-bottom="0.132cm" fo:text-indent="0cm"/>
      <style:text-properties fo:font-size="47.2999992370606pt"/>
    </style:style>
    <style:style style:name="Focus3-outline7" style:family="presentation" style:parent-style-name="Focus3-outline6">
      <style:paragraph-properties fo:margin-left="0cm" fo:margin-right="0cm" fo:margin-top="0cm" fo:margin-bottom="0.235cm" fo:text-indent="0cm"/>
      <style:text-properties fo:font-size="84.1999969482422pt"/>
    </style:style>
    <style:style style:name="Focus3-outline8" style:family="presentation" style:parent-style-name="Focus3-outline7">
      <style:paragraph-properties fo:margin-left="0cm" fo:margin-right="0cm" fo:margin-top="0cm" fo:margin-bottom="0.418cm" fo:text-indent="0cm"/>
      <style:text-properties fo:font-size="149.600006103516pt"/>
    </style:style>
    <style:style style:name="Focus3-outline9" style:family="presentation" style:parent-style-name="Focus3-outline8">
      <style:paragraph-properties fo:margin-left="0cm" fo:margin-right="0cm" fo:margin-top="0cm" fo:margin-bottom="0.743cm" fo:text-indent="0cm"/>
      <style:text-properties fo:font-size="266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498cm" svg:y="3.499cm" svg:viewBox="0 0 12500 10500" draw:points="12500,10500 12500,0 0,2500">
        <text:p/>
      </draw:polygon>
      <draw:polygon presentation:style-name="Mpr4" draw:text-style-name="MP8" draw:layer="backgroundobjects" svg:width="12.499cm" svg:height="7.249cm" svg:x="15.498cm" svg:y="8.499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0.999cm" svg:y="14.49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.001cm" svg:height="1cm" svg:x="9.498cm" svg:y="14.499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499cm" svg:y="14.499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.001cm" svg:height="5cm" svg:x="10.499cm" svg:y="5.499cm" presentation:class="outline" presentation:placeholder="true">
        <draw:text-box/>
      </draw:frame>
      <draw:frame presentation:style-name="Focus-title" draw:layer="backgroundobjects" svg:width="11.001cm" svg:height="2.5cm" svg:x="1.498cm" svg:y="0.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8.99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6.999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8.999cm" svg:y="6.999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4.999cm" svg:y="12.499cm" svg:viewBox="0 0 14000 3250" draw:points="0,3250 13000,3250 14000,0">
        <text:p/>
      </draw:polygon>
      <draw:polygon presentation:style-name="Mpr15" draw:text-style-name="MP10" draw:layer="backgroundobjects" svg:width="11.101cm" svg:height="9.829cm" svg:x="-0.101cm" svg:y="5.999cm" svg:viewBox="0 0 11102 9830" draw:points="0,9830 1602,9830 11102,7500 102,0">
        <text:p/>
      </draw:polygon>
      <draw:frame presentation:style-name="Mpr16" draw:text-style-name="MP14" draw:layer="backgroundobjects" svg:width="6.5cm" svg:height="1cm" svg:x="0.999cm" svg:y="14.499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.001cm" svg:height="1cm" svg:x="9.498cm" svg:y="14.499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499cm" svg:y="14.499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499cm" presentation:class="title" presentation:placeholder="true">
        <draw:text-box/>
      </draw:frame>
      <draw:frame presentation:style-name="Focus1-outline1" draw:layer="backgroundobjects" svg:width="12cm" svg:height="7cm" svg:x="8cm" svg:y="5.99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498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499cm" svg:y="6.499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499cm" svg:y="14.499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4.999cm" svg:y="0.999cm" presentation:class="title" presentation:placeholder="true">
        <draw:text-box/>
      </draw:frame>
      <draw:frame presentation:style-name="Focus2-outline1" draw:layer="backgroundobjects" svg:width="18cm" svg:height="10cm" svg:x="4.999cm" svg:y="3.999cm" presentation:class="outline" presentation:placeholder="true">
        <draw:text-box/>
      </draw:frame>
      <draw:frame presentation:style-name="Mpr25" draw:text-style-name="MP26" draw:layer="backgroundobjects" svg:width="6.5cm" svg:height="1cm" svg:x="0.999cm" svg:y="14.499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.001cm" svg:height="1cm" svg:x="9.498cm" svg:y="14.499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499cm" svg:y="14.499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498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4.999cm" svg:y="6.999cm" svg:viewBox="0 0 3000 8750" draw:points="3000,8750 3000,0 0,8750">
        <text:p/>
      </draw:polygon>
      <draw:frame presentation:style-name="Mpr32" draw:text-style-name="MP26" draw:layer="backgroundobjects" svg:width="6.5cm" svg:height="1cm" svg:x="0.999cm" svg:y="14.499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.001cm" svg:height="1cm" svg:x="9.498cm" svg:y="14.499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499cm" svg:y="14.499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0.999cm" presentation:class="title" presentation:placeholder="true">
        <draw:text-box/>
      </draw:frame>
      <draw:frame presentation:style-name="Focus3-outline1" draw:layer="backgroundobjects" svg:width="24cm" svg:height="10cm" svg:x="2cm" svg:y="3.99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3T18:45:24.100946724</meta:creation-date>
    <meta:editing-duration>PT13H26M2S</meta:editing-duration>
    <meta:editing-cycles>3</meta:editing-cycles>
    <meta:generator>LibreOffice/7.3.4.2$Linux_X86_64 LibreOffice_project/30$Build-2</meta:generator>
    <dc:title>Focus</dc:title>
    <dc:date>2022-07-24T09:22:56.737260523</dc:date>
    <meta:document-statistic meta:object-count="92"/>
  </office:meta>
</office:document-meta>
</file>